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color="#006600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ext-properties fo:color="#660066"/>
    </style:style>
    <style:style style:name="ce14" style:family="table-cell" style:parent-style-name="Default">
      <style:table-cell-properties fo:background-color="transparent"/>
      <style:text-properties fo:color="#006600"/>
    </style:style>
    <style:style style:name="ce15" style:family="table-cell" style:parent-style-name="Default">
      <style:text-properties fo:color="#000099"/>
    </style:style>
    <style:style style:name="ce16" style:family="table-cell" style:parent-style-name="Default">
      <style:table-cell-properties fo:background-color="#cc9966"/>
    </style:style>
    <style:style style:name="ce17" style:family="table-cell" style:parent-style-name="Default">
      <style:table-cell-properties fo:background-color="#cc9999"/>
    </style:style>
    <style:style style:name="ce18" style:family="table-cell" style:parent-style-name="Default">
      <style:table-cell-properties fo:background-color="#cccc99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39" table:default-cell-style-name="Default"/>
        <table:table-column table:style-name="co4" table:number-columns-repeated="983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4" office:value-type="string" calcext:value-type="string">
            <text:p>rank</text:p>
          </table:table-cell>
          <table:table-cell table:style-name="ce7" office:value-type="string" calcext:value-type="string">
            <text:p>operations</text:p>
          </table:table-cell>
          <table:table-cell table:style-name="ce7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8" office:value-type="string" calcext:value-type="string">
            <text:p>__init__</text:p>
          </table:table-cell>
          <table:table-cell table:style-name="ce9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initializ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sav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9"/>
          <table:table-cell table:style-name="ce11" office:value-type="string" calcext:value-type="string">
            <text:p>Bcast O(1) from rank 0</text:p>
          </table:table-cell>
          <table:table-cell table:style-name="ce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office:value-type="string" calcext:value-type="string">
            <text:p>fa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/>
          <table:table-cell table:style-name="ce10" office:value-type="string" calcext:value-type="string">
            <text:p>__setup_ge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office:value-type="string" calcext:value-type="string">
            <text:p>initialize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number-columns-repeated="2"/>
          <table:table-cell table:style-name="ce13" office:value-type="string" calcext:value-type="string">
            <text:p>invert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but 0</text:p>
          </table:table-cell>
          <table:table-cell table:style-name="ce10" table:number-columns-repeated="2"/>
          <table:table-cell office:value-type="string" calcext:value-type="string">
            <text:p>initialize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table:style-name="ce14" office:value-type="string" calcext:value-type="string">
            <text:p>Bcast O(mm) from rank 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&lt; n</text:p>
          </table:table-cell>
          <table:table-cell table:style-name="ce10" table:number-columns-repeated="2"/>
          <table:table-cell table:style-name="ce15" office:value-type="string" calcext:value-type="string">
            <text:p>multiply O(mm)O(m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 office:value-type="string" calcext:value-type="string">
            <text:p>for k = 1, 2, ..., 2n – 1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set_curr_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block_red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office:value-type="string" calcext:value-type="string">
            <text:p>initialize O(m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office:value-type="string" calcext:value-type="string">
            <text:p>initialize O(pp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 office:value-type="string" calcext:value-type="string">
            <text:p>for j = 0, 1, ..., p – 1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 table:style-name="ce10" office:value-type="string" calcext:value-type="string">
            <text:p>__house_v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4" office:value-type="string" calcext:value-type="string">
            <text:p>Bcast O(1) from rank k (conditiona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 table:style-name="ce10" office:value-type="string" calcext:value-type="string">
            <text:p>__seq_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m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p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pm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new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m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Send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initializ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Recv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3" office:value-type="string" calcext:value-type="string">
            <text:p>invert O(p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p)O(p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Send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initializ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Recv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 office:value-type="string" calcext:value-type="string">
            <text:p>Bcast O(mm) from rank <text:span text:style-name="T1">k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office:value-type="string" calcext:value-type="string">
            <text:p>initialize O(pp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/>
          <table:table-cell table:style-name="ce15" office:value-type="string" calcext:value-type="string">
            <text:p>multiply O(pm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/>
          <table:table-cell table:style-name="ce10" office:value-type="string" calcext:value-type="string">
            <text:p>yty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m)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Recv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3" office:value-type="string" calcext:value-type="string">
            <text:p>invert O(p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p)O(p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Recv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p)O(p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table:style-name="ce14" office:value-type="string" calcext:value-type="string">
            <text:p>Bcast O(1) from rank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office:value-type="string" calcext:value-type="string">
            <text:p>save O(mn)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00-00-00</text:date>, <text:time style:data-style-name="N2" text:time-value="13:36:50.355324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3:09:52.167686591</meta:creation-date>
    <dc:date>2017-07-28T21:47:55.323363730</dc:date>
    <meta:editing-duration>PT14H30M49S</meta:editing-duration>
    <meta:editing-cycles>27</meta:editing-cycles>
    <meta:generator>LibreOffice/4.2.8.2$Linux_X86_64 LibreOffice_project/420m0$Build-2</meta:generator>
    <meta:document-statistic meta:table-count="1" meta:cell-count="222" meta:object-count="0"/>
  </office:meta>
</office:document-meta>
</file>